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cm" svg:x="3cm" svg:y="2cm">
          <text:p text:style-name="P1">Fichier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7cm" svg:y="2cm">
          <text:p text:style-name="P1">Fichier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1cm" svg:y="2cm">
          <text:p text:style-name="P1">Fichier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cm" svg:height="1cm" svg:x="2.9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11.1cm" svg:x2="13cm" svg:y2="12cm">
          <text:p/>
        </draw:line>
        <draw:line draw:style-name="gr3" draw:text-style-name="P1" draw:layer="layout" svg:x1="5cm" svg:y1="11cm" svg:x2="5cm" svg:y2="11.9cm">
          <text:p/>
        </draw:line>
        <draw:line draw:style-name="gr3" draw:text-style-name="P1" draw:layer="layout" svg:x1="7cm" svg:y1="11cm" svg:x2="7cm" svg:y2="11.9cm">
          <text:p/>
        </draw:line>
        <draw:line draw:style-name="gr3" draw:text-style-name="P1" draw:layer="layout" svg:x1="9cm" svg:y1="11cm" svg:x2="9cm" svg:y2="11.9cm">
          <text:p/>
        </draw:line>
        <draw:line draw:style-name="gr3" draw:text-style-name="P1" draw:layer="layout" svg:x1="11cm" svg:y1="11cm" svg:x2="11cm" svg:y2="11.9cm">
          <text:p/>
        </draw:line>
        <draw:frame draw:style-name="gr4" draw:layer="layout" svg:width="7.3cm" svg:height="1.35cm" svg:x="4.3cm" svg:y="7.9cm">
          <draw:text-box>
            <text:p>Producteur :(nombres)</text:p>
          </draw:text-box>
        </draw:frame>
        <draw:line draw:style-name="gr5" draw:text-style-name="P1" draw:layer="layout" svg:x1="4.3cm" svg:y1="5.7cm" svg:x2="4.3cm" svg:y2="11cm">
          <text:p/>
        </draw:line>
        <draw:frame draw:style-name="gr4" draw:layer="layout" svg:width="9.6cm" svg:height="1.35cm" svg:x="4.1cm" svg:y="12.7cm">
          <draw:text-box>
            <text:p>Consommateurs (factorisation)</text:p>
          </draw:text-box>
        </draw:frame>
        <draw:custom-shape draw:style-name="gr1" draw:text-style-name="P2" xml:id="id1" draw:id="id1" draw:layer="layout" svg:width="3cm" svg:height="3cm" svg:x="3cm" svg:y="15cm">
          <text:p text:style-name="P1"><text:span text:style-name="T1">Nbr:2</text:span></text:p>
          <text:p text:style-name="P1"><text:span text:style-name="T1">Compteur: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3cm" svg:x="8cm" svg:y="15cm">
          <text:p text:style-name="P1"><text:span text:style-name="T1">Nbr:3</text:span></text:p>
          <text:p text:style-name="P1"><text:span text:style-name="T1">Compteur: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3cm" svg:x="13cm" svg:y="1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cm" svg:y1="16.5cm" svg:x2="8cm" svg:y2="16.5cm" draw:start-shape="id1" draw:end-shape="id2" svg:d="M6000 16500h2000" svg:viewBox="0 0 2001 1">
          <text:p/>
        </draw:connector>
        <draw:connector draw:style-name="gr5" draw:text-style-name="P1" draw:layer="layout" draw:type="line" svg:x1="11cm" svg:y1="16.5cm" svg:x2="13cm" svg:y2="16.5cm" draw:start-shape="id2" draw:end-shape="id3" svg:d="M11000 16500h2000" svg:viewBox="0 0 2001 1">
          <text:p/>
        </draw:connector>
        <draw:custom-shape draw:style-name="gr1" draw:text-style-name="P1" draw:layer="layout" svg:width="7.1cm" svg:height="3cm" svg:x="5.9cm" svg:y="21cm">
          <text:p text:style-name="P1">Principal : analys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4cm" svg:y1="21.5cm" svg:x2="4.7cm" svg:y2="18.3cm">
          <text:p/>
        </draw:line>
        <draw:line draw:style-name="gr5" draw:text-style-name="P1" draw:layer="layout" svg:x1="9.401cm" svg:y1="21.501cm" svg:x2="9.4cm" svg:y2="18.2cm">
          <text:p/>
        </draw:line>
        <draw:line draw:style-name="gr5" draw:text-style-name="P1" draw:layer="layout" svg:x1="9.401cm" svg:y1="21.501cm" svg:x2="14.4cm" svg:y2="18.3cm">
          <text:p/>
        </draw:line>
        <draw:line draw:style-name="gr5" draw:text-style-name="P1" draw:layer="layout" svg:x1="9.4cm" svg:y1="23.5cm" svg:x2="9.4cm" svg:y2="25.3cm">
          <text:p/>
        </draw:line>
        <draw:custom-shape draw:style-name="gr1" draw:text-style-name="P1" draw:layer="layout" svg:width="6cm" svg:height="2.1cm" svg:x="6.6cm" svg:y="25.5cm">
          <text:p text:style-name="P1">Facteur premi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min Charles</meta:initial-creator>
    <meta:creation-date>2015-04-21T15:24:53.042036116</meta:creation-date>
    <dc:date>2015-04-21T15:31:47.323216221</dc:date>
    <dc:creator>Momin Charles</dc:creator>
    <meta:editing-duration>P0D</meta:editing-duration>
    <meta:editing-cycles>1</meta:editing-cycles>
    <meta:document-statistic meta:object-count="23"/>
    <meta:generator>LibreOffice/4.2.7.2$Linux_X86_64 LibreOffice_project/420m0$Build-2</meta:generator>
  </office:meta>
</office:document-meta>
</file>